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409cm" fo:margin-left="0.037cm" table:align="left"/>
    </style:style>
    <style:style style:name="Table1.A" style:family="table-column">
      <style:table-column-properties style:column-width="2.143cm"/>
    </style:style>
    <style:style style:name="Table1.B" style:family="table-column">
      <style:table-column-properties style:column-width="0.26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:nk">
        <text:section text:style-name="Sect1" text:name=":nj">
          <text:p text:style-name="Standard">#include "dialog.h"</text:p>
          <text:p text:style-name="Standard">#include "ui_dialog.h"</text:p>
          <text:p text:style-name="Standard">#include &lt;QMessageBox&gt;</text:p>
          <text:p text:style-name="Standard">#include &lt;QDebug&gt;</text:p>
          <text:p text:style-name="Standard"/>
          <text:p text:style-name="Standard">Dialog::Dialog(QWidget *parent)</text:p>
          <text:p text:style-name="Standard">    : QDialog(parent)</text:p>
          <text:p text:style-name="Standard">    , ui(new Ui::Dialog)</text:p>
          <text:p text:style-name="Standard">{</text:p>
          <text:p text:style-name="Standard">    ui-&gt;setupUi(this);</text:p>
          <text:p text:style-name="Standard">}</text:p>
          <text:p text:style-name="Standard"/>
          <text:p text:style-name="Standard">Dialog::~Dialog()</text:p>
          <text:p text:style-name="Standard">{</text:p>
          <text:p text:style-name="Standard">    delete ui;</text:p>
          <text:p text:style-name="Standard">}</text:p>
          <text:p text:style-name="Standard"/>
          <text:p text:style-name="Standard"/>
          <text:p text:style-name="Standard">void Dialog::on_pushButton_clicked(</text:p>
          <text:p text:style-name="Standard">{</text:p>
          <text:p text:style-name="Standard">    QMessageBox::information(this,</text:p>
          <text:p text:style-name="Standard">}</text:p>
          <text:p text:style-name="Standard"/>
          <text:p text:style-name="Standard">void Dialog::on_pushButton_2_</text:p>
          <text:p text:style-name="Standard">{</text:p>
          <text:p text:style-name="Standard">    QMessageBox::StandardButton reply;</text:p>
          <text:p text:style-name="Standard">      reply = QMessageBox::question(this, "Vijay", "Do you like pizza?", QMessageBox::Yes|QMessageBox::</text:p>
          <text:p text:style-name="Standard">      if (reply == QMessageBox::Yes) {</text:p>
          <text:p text:style-name="Standard">          QMessageBox::information(this,</text:p>
          <text:p text:style-name="Standard">      }</text:p>
          <text:p text:style-name="Standard">      else {</text:p>
          <text:p text:style-name="Standard">          QMessageBox::information(this,</text:p>
          <text:p text:style-name="Standard">      }</text:p>
          <text:p text:style-name="Standard">}</text:p>
          <text:p text:style-name="Standard"/>
          <text:p text:style-name="Standard">void Dialog::on_pushButton_3_</text:p>
          <text:p text:style-name="Standard">{</text:p>
          <text:p text:style-name="Standard">    QMessageBox::StandardButton reply;</text:p>
          <text:p text:style-name="Standard">      reply = QMessageBox::question(this, "Custom","This is a custom message",QMessageBox::Yes | QMessageBox::YesToAll | QMessageBox::No | QMessageBox::NoToAll);</text:p>
          <text:p text:style-name="Standard">      switch (reply) {</text:p>
          <text:p text:style-name="Standard">        case QMessageBox::Yes:</text:p>
          <text:p text:style-name="Standard">          qDebug() &lt;&lt; "Message is displayed";</text:p>
          <text:p text:style-name="Standard">          break;</text:p>
          <text:p text:style-name="Standard">        case QMessageBox::YesToAll:</text:p>
          <text:p text:style-name="Standard">          QMessageBox::warning(this,"Yes to all","Display the message with YES to all ");</text:p>
          <text:p text:style-name="Standard">          break;</text:p>
          <text:p text:style-name="Standard">        case QMessageBox::No:</text:p>
          <text:p text:style-name="Standard">          qDebug() &lt;&lt; "Nothing is displayed";</text:p>
          <text:p text:style-name="Standard">          break;</text:p>
          <text:p text:style-name="Standard"><text:soft-page-break/>        default:</text:p>
          <text:p text:style-name="Standard">          QMessageBox::warning(this,"No to all","Display the message with NO to all ");</text:p>
          <text:p text:style-name="Standard">            break;</text:p>
          <text:p text:style-name="Standard">      }</text:p>
          <text:p text:style-name="Standard"/>
          <text:p text:style-name="Standard">}</text:p>
          <text:p text:style-name="Standard"/>
          <text:p text:style-name="Standard">void Dialog::on_pushButton_4_</text:p>
          <text:p text:style-name="Standard">{</text:p>
          <text:p text:style-name="Standard">    QMessageBox::warning(this,"</text:p>
          <text:p text:style-name="Standard">}</text:p>
        </text:section>
      </text:section>
      <text:section text:style-name="Sect1" text:name=":nl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<text:bookmark text:name=":mi_0"/></text:p>
            </table:table-cell>
            <table:table-cell table:style-name="Table1.A1" office:value-type="string">
              <text:p text:style-name="P1"/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5:48:37.794399582</meta:creation-date>
    <dc:date>2021-03-11T15:49:07.012112953</dc:date>
    <meta:editing-duration>P0D</meta:editing-duration>
    <meta:editing-cycles>1</meta:editing-cycles>
    <meta:document-statistic meta:table-count="1" meta:image-count="0" meta:object-count="0" meta:page-count="2" meta:paragraph-count="52" meta:word-count="124" meta:character-count="1363" meta:non-whitespace-character-count="1077"/>
    <meta:generator>LibreOffice/4.2.8.2$Linux_x86 LibreOffice_project/420m0$Build-2</meta:generator>
  </office:meta>
</office:document-meta>
</file>